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 style:list-style-name="L1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1b3ec2" officeooo:paragraph-rsid="001b3ec2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8pt" officeooo:rsid="001b3ec2" officeooo:paragraph-rsid="001b3ec2" style:font-size-asian="8pt" style:font-size-complex="8pt"/>
    </style:style>
    <style:style style:name="P7" style:family="paragraph" style:parent-style-name="Standard">
      <style:paragraph-properties fo:line-height="150%"/>
      <style:text-properties fo:color="#c0c0c0" style:font-name="Arial" fo:font-size="8pt" officeooo:rsid="001b3ec2" officeooo:paragraph-rsid="001b3ec2" style:font-size-asian="8pt" style:font-size-complex="8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Arial" fo:font-size="10pt" officeooo:rsid="001b3ec2" officeooo:paragraph-rsid="001b3ec2" style:font-size-asian="10pt" style:font-size-complex="10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style:font-name="Arial" fo:font-size="20pt" style:font-size-asian="20pt" style:font-size-complex="20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808080" style:font-name="Arial" fo:font-size="10.5pt" officeooo:rsid="001b3ec2" officeooo:paragraph-rsid="001b3ec2" style:font-size-asian="9.14999961853027pt" style:font-size-complex="10.5pt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font-weight="bold" style:font-weight-asian="bold"/>
    </style:style>
    <text:list-style style:name="L1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Exercice d’entraînement</text:span></text:p>
      <text:p text:style-name="P10"><text:span text:style-name="T1">Dosage de F</text:span><text:span text:style-name="T8">e</text:span><text:span text:style-name="T3">2+</text:span><text:span text:style-name="T1"> par manganimétrie</text:span></text:p>
      <text:p text:style-name="P2"><text:span text:style-name="T4"/></text:p>
      <text:p text:style-name="P2"><text:span text:style-name="T4">Objectif</text:span>: déterminer la concentration en Fe<text:span text:style-name="T2">2+</text:span> du sel de Mohr par du permanganate de potassium (KMnO<text:span text:style-name="T6">4</text:span>) lors d’un dosage colorimétrique.</text:p>
      <text:p text:style-name="P2"><text:span text:style-name="T5"/></text:p>
      <text:p text:style-name="P2"><text:span text:style-name="T5">Principe du dosage</text:span><text:span text:style-name="T7">: L</text:span>es couples rédox intervenant dans la réaction d’oxydoréduction sont <text:s/>Fe<text:span text:style-name="T2">3+</text:span>/Fe<text:span text:style-name="T2">2+</text:span> et <text:s/>MnO<text:span text:style-name="T6">4</text:span><text:span text:style-name="T2">-</text:span>/Mn<text:span text:style-name="T2">2+</text:span>. Les ions permanganate MnO<text:span text:style-name="T6">4</text:span><text:span text:style-name="T2">-</text:span> sont de couleur violette et les ions manganèse Mn<text:span text:style-name="T2">2+</text:span> sont incolores en solution.</text:p>
      <text:p text:style-name="P2">Le but est de déterminer la concentration des ions Fe<text:span text:style-name="T2">2+</text:span> du sel de Mohr par observation d'un changement de couleur de la solution. A l’instant précis du changement de couleur, on aura atteint l’équivalence.</text:p>
      <text:p text:style-name="P2"/>
      <text:p text:style-name="P9">Questions :</text:p>
      <text:list xml:id="list8486891850738770521" text:style-name="L1">
        <text:list-item>
          <text:p text:style-name="P4">Écrire les demi-équations.</text:p>
        </text:list-item>
        <text:list-item>
          <text:p text:style-name="P4">Écrire l’équation bilan de la réaction.</text:p>
        </text:list-item>
      </text:list>
      <text:p text:style-name="P1"/>
      <text:p text:style-name="P5">REPONSES</text:p>
      <text:p text:style-name="P6"/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<text:soft-page-break/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7T08:09:59.28</meta:creation-date>
    <dc:date>2014-05-21T08:24:04.053000000</dc:date>
    <meta:editing-duration>PT1M6S</meta:editing-duration>
    <meta:editing-cycles>2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108" meta:word-count="206" meta:character-count="23970" meta:non-whitespace-character-count="23872"/>
  </office:meta>
</office:document-meta>
</file>